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 format commons odt0110011001101001011011000110010100100000011001100110111101110010011011010110000101110100001000000110001101101111011011010110110101101111011011100111001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3-14T14:20:11</meta:creation-date>
    <meta:document-statistic meta:table-count="0" meta:image-count="0" meta:object-count="0" meta:page-count="1" meta:paragraph-count="1" meta:word-count="5" meta:character-count="177"/>
    <dc:date>2014-03-14T14:20:53</dc:date>
    <dc:creator>Alex </dc:creator>
    <meta:editing-duration>PT43S</meta:editing-duration>
    <meta:editing-cycles>1</meta:editing-cycles>
    <meta:generator>OpenOffice/4.0.1$Unix OpenOffice.org_project/401m5$Build-9714</meta:generator>
  </office:meta>
</office:document-meta>
</file>